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11.5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15.506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21cm" svg:y1="15.83cm" svg:x2="15.506cm" svg:y2="15.83cm" draw:start-shape="id1" draw:start-glue-point="10" draw:end-shape="id2" draw:end-glue-point="6" svg:d="M133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9.237cm" svg:y="15.199cm">
          <draw:text-box>
            <text:p><text:span text:style-name="T2">2.</text:span></text:p>
          </draw:text-box>
        </draw:frame>
        <draw:custom-shape draw:style-name="gr5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24.684cm" svg:y1="7.023cm" svg:x2="24.684cm" svg:y2="4.946cm" draw:start-shape="id5" draw:start-glue-point="4" draw:end-shape="id6" draw:end-glue-point="8" svg:d="M24684 7023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36:47.243559966</dc:date>
    <dc:creator>elucterio </dc:creator>
    <meta:editing-duration>PT3H26M38S</meta:editing-duration>
    <meta:editing-cycles>14</meta:editing-cycles>
    <meta:generator>LibreOffice/4.2.8.2$Linux_X86_64 LibreOffice_project/420m0$Build-2</meta:generator>
    <meta:document-statistic meta:object-count="14"/>
  </office:meta>
</office:document-meta>
</file>